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ttingsEditor.getMailAuthenticateRadioButt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SettingsEditor.getJContentPa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ttingsEditor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ettingsEditor.getSett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tingsEditor.getSmsAccountNameTextFie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ttingsEditor.getJButt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ettingsEditor.getSettingsPassphraseConfirmFie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ttingsEditor.getConnCredentialsFie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ttingsEditor.getMailPasswordFie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ttingsEditor.getAdminToolPasswordFie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ttingsEditor.getJ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ttingsEditor.setSmartDefaul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SettingsEditor.setSettings( AdminToolSettings settin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SettingsEditor.getConnRealmTextFie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ttingsEditor.getConnCredentialsConfirmFie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ttingsEditor.getMailSubjectTextFie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ttingsEditor.getJTabbedPa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ttingsEditor.getAdminToolConfirmPasswordFie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ttingsEditor.getJButton1(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1">
            <text:p text:style-name="Table_20_Contents">1</text:p>
          </table:table-cell>
          <table:table-cell office:value-type="float" office:value="133">
            <text:p text:style-name="Table_20_Contents">133</text:p>
          </table:table-cell>
        </table:table-row>
        <table:table-row>
          <table:table-cell office:value-type="string">
            <text:p text:style-name="Table_20_Contents">SettingsEditor.getConnection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6">
            <text:p text:style-name="Table_20_Contents">126</text:p>
          </table:table-cell>
        </table:table-row>
        <table:table-row>
          <table:table-cell office:value-type="string">
            <text:p text:style-name="Table_20_Contents">SettingsEditor.getConnHostTextFie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ttingsEditor.getSmsConfirmPasswordFie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ttingsEditor.getSettingsPassphraseFie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ttingsEditor.getSms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8">
            <text:p text:style-name="Table_20_Contents">88</text:p>
          </table:table-cell>
        </table:table-row>
        <table:table-row>
          <table:table-cell office:value-type="string">
            <text:p text:style-name="Table_20_Contents">SettingsEditor.getMail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9">
            <text:p text:style-name="Table_20_Contents">109</text:p>
          </table:table-cell>
        </table:table-row>
        <table:table-row>
          <table:table-cell office:value-type="string">
            <text:p text:style-name="Table_20_Contents">SettingsEditor.getConnUseLdapsRadioButt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ttingsEditor.getConnLdapPortTextFie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ttingsEditor.getMailHostTextFie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ttingsEditor.getSmsUsernameTextFie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ttingsEditor.getMailConfirmPasswordFie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ttingsEditor.getConnNoPasscodeRadioButt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ttingsEditor.getConnKrb5PortTextFie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ttingsEditor.getGeneral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2">
            <text:p text:style-name="Table_20_Contents">72</text:p>
          </table:table-cell>
        </table:table-row>
        <table:table-row>
          <table:table-cell office:value-type="string">
            <text:p text:style-name="Table_20_Contents">SettingsEditor.getMailUsernameTextFie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ttingsEditor.getConnPrincipalTextFie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ttingsEditor.SettingsEd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ttingsEditor.getJPanel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ttingsEditor.getSmsTransportUrlTextFie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ttingsEditor.getSmsPasswordFie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ttingsEditor.actionPerformed( java . awt . event . Action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ttingsEditor.getMailFromTextFie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